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width="0cm" svg:stroke-color="#000000" draw:marker-start-width="0.31cm" draw:marker-end-width="0.31cm" draw:fill="solid" draw:fill-color="#ffcc99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3cm"/>
    </style:style>
    <style:style style:name="gr3" style:family="graphic" style:parent-style-name="standard">
      <style:graphic-properties svg:stroke-color="#800000"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svg:stroke-color="#800000" draw:marker-start-width="0.2cm" draw:marker-end-width="0.2cm" draw:fill="solid" draw:fill-color="#ffffcc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draw:stroke-dash="Fine_20_Dashed" svg:stroke-width="0cm" svg:stroke-color="#000000" draw:marker-start-width="0cm" draw:marker-end-width="0cm" draw:fill="solid" draw:fill-color="#a0ffa0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svg:stroke-color="#008000" draw:fill="solid" draw:fill-color="#dcffdc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svg:stroke-width="0.2cm" svg:stroke-color="#808080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weight="bold" style:font-weight-asian="bold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family="Arial" style:font-family-generic="swiss" style:font-pitch="variable" fo:font-weight="bold" style:font-weight-asian="bold" style:font-weight-complex="bold"/>
    </style:style>
    <style:style style:name="T2" style:family="text">
      <style:text-properties fo:font-family="Arial" style:font-family-generic="swiss" style:font-pitch="variabl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cm" svg:height="3.9cm" svg:x="0.4cm" svg:y="7.25cm">
          <text:p/>
          <draw:enhanced-geometry svg:viewBox="0 0 21600 21600" draw:path-stretchpoint-x="10800" draw:path-stretchpoint-y="10800" draw:text-areas="?f3 ?f4 ?f5 ?f6" draw:type="round-rectangle" draw:modifiers="1328.2339707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.3cm" svg:height="0.962cm" svg:x="0.4cm" svg:y="7.25cm">
          <draw:text-box>
            <text:p><text:span text:style-name="T1">Core </text:span><text:span text:style-name="T2">generic</text:span><text:span text:style-name="T1"> plug-ins</text:span></text:p>
          </draw:text-box>
        </draw:frame>
        <draw:custom-shape draw:style-name="gr3" draw:text-style-name="P3" draw:layer="layout" svg:width="4.7cm" svg:height="0.7cm" svg:x="10.4cm" svg:y="10.25cm">
          <text:p text:style-name="P1"><text:span text:style-name="T3">Logger</text:span></text:p>
          <draw:enhanced-geometry svg:viewBox="0 0 21600 21600" draw:path-stretchpoint-x="10800" draw:path-stretchpoint-y="10800" draw:text-areas="?f3 ?f4 ?f5 ?f6" draw:type="round-rectangle" draw:modifiers="6347.503566333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7cm" svg:height="0.7cm" svg:x="10.4cm" svg:y="9.35cm">
          <text:p text:style-name="P1"><text:span text:style-name="T3">SelfTest</text:span></text:p>
          <draw:enhanced-geometry svg:viewBox="0 0 21600 21600" draw:path-stretchpoint-x="10800" draw:path-stretchpoint-y="10800" draw:text-areas="?f3 ?f4 ?f5 ?f6" draw:type="round-rectangle" draw:modifiers="6347.503566333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7cm" svg:height="0.7cm" svg:x="0.6cm" svg:y="10.25cm">
          <text:p text:style-name="P1"><text:span text:style-name="T3">ModelBase</text:span></text:p>
          <draw:enhanced-geometry svg:viewBox="0 0 21600 21600" draw:path-stretchpoint-x="10800" draw:path-stretchpoint-y="10800" draw:text-areas="?f3 ?f4 ?f5 ?f6" draw:type="round-rectangle" draw:modifiers="6347.503566333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7cm" svg:height="0.7cm" svg:x="0.6cm" svg:y="9.35cm">
          <text:p text:style-name="P1"><text:span text:style-name="T3">VisualizationBase</text:span></text:p>
          <draw:enhanced-geometry svg:viewBox="0 0 21600 21600" draw:path-stretchpoint-x="10800" draw:path-stretchpoint-y="10800" draw:text-areas="?f3 ?f4 ?f5 ?f6" draw:type="round-rectangle" draw:modifiers="6347.503566333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7cm" svg:height="0.7cm" svg:x="5.5cm" svg:y="9.85cm">
          <text:p text:style-name="P1"><text:span text:style-name="T3">FilePersistence</text:span></text:p>
          <draw:enhanced-geometry svg:viewBox="0 0 21600 21600" draw:path-stretchpoint-x="10800" draw:path-stretchpoint-y="10800" draw:text-areas="?f3 ?f4 ?f5 ?f6" draw:type="round-rectangle" draw:modifiers="6347.503566333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7cm" svg:height="0.7cm" svg:x="0.6cm" svg:y="8.45cm">
          <text:p text:style-name="P1"><text:span text:style-name="T3">InteractionBase</text:span></text:p>
          <draw:enhanced-geometry svg:viewBox="0 0 21600 21600" draw:path-stretchpoint-x="10800" draw:path-stretchpoint-y="10800" draw:text-areas="?f3 ?f4 ?f5 ?f6" draw:type="round-rectangle" draw:modifiers="6347.503566333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4.9cm" svg:height="4cm" svg:x="0.4cm" svg:y="2.55cm">
          <text:p/>
          <draw:enhanced-geometry svg:viewBox="0 0 21600 21600" draw:path-stretchpoint-x="10800" draw:path-stretchpoint-y="10800" draw:text-areas="?f3 ?f4 ?f5 ?f6" draw:type="round-rectangle" draw:modifiers="2256.03788476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.3cm" svg:height="0.962cm" svg:x="0.4cm" svg:y="2.55cm">
          <draw:text-box>
            <text:p><text:span text:style-name="T2">OO</text:span><text:span text:style-name="T1"> base plug-ins</text:span></text:p>
          </draw:text-box>
        </draw:frame>
        <draw:custom-shape draw:style-name="gr6" draw:text-style-name="P3" draw:layer="layout" svg:width="14.45cm" svg:height="0.7cm" svg:x="0.6cm" svg:y="5.65cm">
          <text:p text:style-name="P1"><text:span text:style-name="T3">OOModel</text:span></text:p>
          <draw:enhanced-geometry svg:viewBox="0 0 21600 21600" draw:path-stretchpoint-x="10800" draw:path-stretchpoint-y="10800" draw:text-areas="?f3 ?f4 ?f5 ?f6" draw:type="round-rectangle" draw:modifiers="6347.503566333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7cm" svg:height="0.7cm" svg:x="7.4cm" svg:y="4.75cm">
          <text:p text:style-name="P1"><text:span text:style-name="T3">OOCompilation</text:span></text:p>
          <draw:enhanced-geometry svg:viewBox="0 0 21600 21600" draw:path-stretchpoint-x="10800" draw:path-stretchpoint-y="10800" draw:text-areas="?f3 ?f4 ?f5 ?f6" draw:type="round-rectangle" draw:modifiers="6347.503566333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6.6cm" svg:height="0.7cm" svg:x="0.6cm" svg:y="4.75cm">
          <text:p text:style-name="P1"><text:span text:style-name="T3">OOVisualization</text:span></text:p>
          <draw:enhanced-geometry svg:viewBox="0 0 21600 21600" draw:path-stretchpoint-x="10800" draw:path-stretchpoint-y="10800" draw:text-areas="?f3 ?f4 ?f5 ?f6" draw:type="round-rectangle" draw:modifiers="6347.503566333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7cm" svg:height="0.7cm" svg:x="11.3cm" svg:y="4.75cm">
          <text:p text:style-name="P1"><text:span text:style-name="T3">OOAnalysis</text:span></text:p>
          <draw:enhanced-geometry svg:viewBox="0 0 21600 21600" draw:path-stretchpoint-x="10800" draw:path-stretchpoint-y="10800" draw:text-areas="?f3 ?f4 ?f5 ?f6" draw:type="round-rectangle" draw:modifiers="6347.503566333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6.6cm" svg:height="0.7cm" svg:x="0.6cm" svg:y="3.85cm">
          <text:p text:style-name="P1"><text:span text:style-name="T3">OOInteraction</text:span></text:p>
          <draw:enhanced-geometry svg:viewBox="0 0 21600 21600" draw:path-stretchpoint-x="10800" draw:path-stretchpoint-y="10800" draw:text-areas="?f3 ?f4 ?f5 ?f6" draw:type="round-rectangle" draw:modifiers="6347.503566333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4.7cm" svg:height="1.8cm" svg:x="0.5cm" svg:y="11.95cm">
          <text:p text:style-name="P1"><text:span text:style-name="T4">Executable</text:span></text:p>
          <text:p text:style-name="P1"><text:span text:style-name="T5">(plug-in manag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4.9cm" svg:height="1.9cm" svg:x="0.4cm" svg:y="0.05cm">
          <text:p/>
          <draw:enhanced-geometry svg:viewBox="0 0 21600 21600" draw:path-stretchpoint-x="10800" draw:path-stretchpoint-y="10800" draw:text-areas="?f3 ?f4 ?f5 ?f6" draw:type="round-rectangle" draw:modifiers="2256.03788476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.3cm" svg:height="0.962cm" svg:x="0.4cm" svg:y="0.05cm">
          <draw:text-box>
            <text:p><text:span text:style-name="T2">OO</text:span><text:span text:style-name="T1"> extensions</text:span></text:p>
          </draw:text-box>
        </draw:frame>
        <draw:custom-shape draw:style-name="gr6" draw:text-style-name="P3" draw:layer="layout" svg:width="3.7cm" svg:height="0.7cm" svg:x="0.55cm" svg:y="1.05cm">
          <text:p text:style-name="P1"><text:span text:style-name="T3">CustomMethodCall</text:span></text:p>
          <draw:enhanced-geometry svg:viewBox="0 0 21600 21600" draw:path-stretchpoint-x="10800" draw:path-stretchpoint-y="10800" draw:text-areas="?f3 ?f4 ?f5 ?f6" draw:type="round-rectangle" draw:modifiers="6347.503566333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9cm" svg:height="0.7cm" svg:x="8cm" svg:y="1.05cm">
          <text:p text:style-name="P1"><text:span text:style-name="T3">ControlFlowVisualization</text:span></text:p>
          <draw:enhanced-geometry svg:viewBox="0 0 21600 21600" draw:path-stretchpoint-x="10800" draw:path-stretchpoint-y="10800" draw:text-areas="?f3 ?f4 ?f5 ?f6" draw:type="round-rectangle" draw:modifiers="6347.503566333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35cm" svg:height="0.7cm" svg:x="4.45cm" svg:y="1.05cm">
          <text:p text:style-name="P1"><text:span text:style-name="T3">ContractsLibrary</text:span></text:p>
          <draw:enhanced-geometry svg:viewBox="0 0 21600 21600" draw:path-stretchpoint-x="10800" draw:path-stretchpoint-y="10800" draw:text-areas="?f3 ?f4 ?f5 ?f6" draw:type="round-rectangle" draw:modifiers="6347.503566333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3cm" svg:height="0.3cm" svg:x="13.5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cm" svg:height="0.3cm" svg:x="14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cm" svg:height="0.3cm" svg:x="14.5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mitar Asenov</meta:initial-creator>
    <meta:creation-date>2011-03-17T09:18:10</meta:creation-date>
    <dc:date>2012-07-20T11:56:12</dc:date>
    <meta:editing-duration>PT1H31M41S</meta:editing-duration>
    <meta:editing-cycles>24</meta:editing-cycles>
    <meta:generator>LibreOffice/3.5$Linux_X86_64 LibreOffice_project/350m1$Build-2</meta:generator>
    <meta:document-statistic meta:object-count="24"/>
  </office:meta>
</office:document-meta>
</file>